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2" svg:font-family="'DejaVu 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officeooo:rsid="003a7a0e" officeooo:paragraph-rsid="003a7a0e"/>
    </style:style>
    <style:style style:name="P2" style:family="paragraph" style:parent-style-name="Text_20_body">
      <style:text-properties officeooo:rsid="003d3af1" officeooo:paragraph-rsid="003d3af1"/>
    </style:style>
    <style:style style:name="P3" style:family="paragraph" style:parent-style-name="Text_20_body">
      <style:text-properties fo:font-weight="bold" officeooo:rsid="003d6a5d" officeooo:paragraph-rsid="003d6a5d" style:font-weight-asian="bold" style:font-weight-complex="bold"/>
    </style:style>
    <style:style style:name="P4" style:family="paragraph" style:parent-style-name="Text_20_body">
      <style:text-properties fo:font-weight="bold" officeooo:rsid="0044c4a2" officeooo:paragraph-rsid="0044c4a2" style:font-weight-asian="bold" style:font-weight-complex="bold"/>
    </style:style>
    <style:style style:name="P5" style:family="paragraph" style:parent-style-name="Text_20_body">
      <style:text-properties fo:font-weight="normal" officeooo:rsid="003d6a5d" officeooo:paragraph-rsid="003d6a5d" style:font-weight-asian="normal" style:font-weight-complex="normal"/>
    </style:style>
    <style:style style:name="P6" style:family="paragraph" style:parent-style-name="Text_20_body">
      <style:text-properties fo:font-weight="normal" officeooo:rsid="003d6a5d" officeooo:paragraph-rsid="003e6aac" style:font-weight-asian="normal" style:font-weight-complex="normal"/>
    </style:style>
    <style:style style:name="P7" style:family="paragraph" style:parent-style-name="Text_20_body">
      <style:text-properties officeooo:rsid="003e6aac" officeooo:paragraph-rsid="003e6aac"/>
    </style:style>
    <style:style style:name="P8" style:family="paragraph" style:parent-style-name="Standard">
      <style:text-properties officeooo:rsid="001cd7c7" officeooo:paragraph-rsid="001cd7c7"/>
    </style:style>
    <style:style style:name="P9" style:family="paragraph" style:parent-style-name="Standard">
      <style:paragraph-properties fo:text-align="center" style:justify-single-word="false"/>
      <style:text-properties officeooo:rsid="001cd7c7" officeooo:paragraph-rsid="001cd7c7"/>
    </style:style>
    <style:style style:name="P10" style:family="paragraph" style:parent-style-name="Standard">
      <style:paragraph-properties fo:text-align="center" style:justify-single-word="false"/>
      <style:text-properties fo:font-size="15pt" officeooo:rsid="001cd7c7" officeooo:paragraph-rsid="001cd7c7" style:font-size-asian="15pt" style:font-size-complex="15pt"/>
    </style:style>
    <style:style style:name="P11" style:family="paragraph" style:parent-style-name="Standard">
      <style:paragraph-properties fo:text-align="center" style:justify-single-word="false"/>
      <style:text-properties fo:font-size="18pt" officeooo:rsid="001cd7c7" officeooo:paragraph-rsid="001cd7c7" style:font-size-asian="18pt" style:font-size-complex="18pt"/>
    </style:style>
    <style:style style:name="P12" style:family="paragraph" style:parent-style-name="Standard">
      <style:paragraph-properties fo:text-align="center" style:justify-single-word="false"/>
      <style:text-properties fo:font-size="22pt" fo:font-weight="bold" officeooo:rsid="001cd7c7" officeooo:paragraph-rsid="001cd7c7" style:font-size-asian="22pt" style:font-weight-asian="bold" style:font-size-complex="22pt" style:font-weight-complex="bold"/>
    </style:style>
    <style:style style:name="P13" style:family="paragraph" style:parent-style-name="Bibliography_20_1">
      <style:paragraph-properties>
        <style:tab-stops/>
      </style:paragraph-properties>
      <style:text-properties officeooo:rsid="0032b958" officeooo:paragraph-rsid="0032b958"/>
    </style:style>
    <style:style style:name="P14" style:family="paragraph" style:parent-style-name="Bibliography_20_1">
      <style:paragraph-properties>
        <style:tab-stops/>
      </style:paragraph-properties>
      <style:text-properties officeooo:rsid="0033ab09" officeooo:paragraph-rsid="0032b958"/>
    </style:style>
    <style:style style:name="P15" style:family="paragraph" style:parent-style-name="Text_20_body">
      <style:text-properties fo:font-weight="normal" officeooo:rsid="003e6aac" officeooo:paragraph-rsid="003e6aac" style:font-weight-asian="normal" style:font-weight-complex="normal"/>
    </style:style>
    <style:style style:name="P16" style:family="paragraph" style:parent-style-name="Text_20_body">
      <style:text-properties fo:font-weight="normal" officeooo:rsid="0053687b" officeooo:paragraph-rsid="0053687b" style:font-weight-asian="normal" style:font-weight-complex="normal"/>
    </style:style>
    <style:style style:name="P17" style:family="paragraph" style:parent-style-name="Text_20_body">
      <style:text-properties officeooo:rsid="0040306e" officeooo:paragraph-rsid="0040306e"/>
    </style:style>
    <style:style style:name="P18" style:family="paragraph" style:parent-style-name="Text_20_body">
      <style:text-properties officeooo:rsid="0040306e" officeooo:paragraph-rsid="00556500"/>
    </style:style>
    <style:style style:name="P19" style:family="paragraph" style:parent-style-name="Text_20_body">
      <style:paragraph-properties fo:text-align="center" style:justify-single-word="false"/>
      <style:text-properties officeooo:rsid="00556500" officeooo:paragraph-rsid="00556500"/>
    </style:style>
    <style:style style:name="P20" style:family="paragraph" style:parent-style-name="Text_20_body">
      <style:paragraph-properties fo:text-align="center" style:justify-single-word="false"/>
      <style:text-properties officeooo:rsid="00556500" officeooo:paragraph-rsid="0056bf3d"/>
    </style:style>
    <style:style style:name="P21" style:family="paragraph" style:parent-style-name="Text_20_body">
      <style:paragraph-properties fo:text-align="center" style:justify-single-word="false"/>
      <style:text-properties officeooo:rsid="00556500" officeooo:paragraph-rsid="00582efb"/>
    </style:style>
    <style:style style:name="P22" style:family="paragraph" style:parent-style-name="Text_20_body">
      <style:text-properties officeooo:rsid="00556500" officeooo:paragraph-rsid="00556500"/>
    </style:style>
    <style:style style:name="P23" style:family="paragraph" style:parent-style-name="Text_20_body">
      <style:text-properties officeooo:rsid="003c62c0" officeooo:paragraph-rsid="00556500"/>
    </style:style>
    <style:style style:name="P24" style:family="paragraph" style:parent-style-name="Text_20_body">
      <style:text-properties officeooo:rsid="0056bf3d" officeooo:paragraph-rsid="0056bf3d"/>
    </style:style>
    <style:style style:name="P25" style:family="paragraph" style:parent-style-name="Text_20_body">
      <style:text-properties officeooo:rsid="0056bf3d" officeooo:paragraph-rsid="00582efb"/>
    </style:style>
    <style:style style:name="P26" style:family="paragraph" style:parent-style-name="Text_20_body">
      <style:paragraph-properties fo:text-align="center" style:justify-single-word="false"/>
      <style:text-properties fo:font-size="10pt" officeooo:rsid="00556500" officeooo:paragraph-rsid="00556500" style:font-size-asian="10pt" style:font-size-complex="10pt"/>
    </style:style>
    <style:style style:name="P27" style:family="paragraph" style:parent-style-name="Text_20_body">
      <style:text-properties officeooo:rsid="00582efb" officeooo:paragraph-rsid="00582efb"/>
    </style:style>
    <style:style style:name="P28" style:family="paragraph" style:parent-style-name="Text_20_body">
      <style:text-properties officeooo:rsid="00593812" officeooo:paragraph-rsid="00593812"/>
    </style:style>
    <style:style style:name="P29" style:family="paragraph" style:parent-style-name="Heading_20_1">
      <style:text-properties officeooo:rsid="001cd7c7" officeooo:paragraph-rsid="001cd7c7"/>
    </style:style>
    <style:style style:name="P30" style:family="paragraph" style:parent-style-name="Heading_20_1">
      <style:text-properties officeooo:rsid="00374a73" officeooo:paragraph-rsid="00374a73"/>
    </style:style>
    <style:style style:name="P31" style:family="paragraph" style:parent-style-name="Heading_20_1">
      <style:paragraph-properties fo:break-before="page"/>
      <style:text-properties officeooo:rsid="001cd7c7" officeooo:paragraph-rsid="001cd7c7"/>
    </style:style>
    <style:style style:name="P32" style:family="paragraph" style:parent-style-name="Heading_20_2">
      <style:text-properties officeooo:rsid="003c62c0" officeooo:paragraph-rsid="003c62c0"/>
    </style:style>
    <style:style style:name="P33" style:family="paragraph" style:parent-style-name="Heading_20_2">
      <style:text-properties officeooo:rsid="005029df" officeooo:paragraph-rsid="005029df"/>
    </style:style>
    <style:style style:name="P34" style:family="paragraph" style:parent-style-name="Heading_20_2">
      <style:text-properties officeooo:rsid="0051c65c" officeooo:paragraph-rsid="0051c65c"/>
    </style:style>
    <style:style style:name="P35" style:family="paragraph" style:parent-style-name="Heading_20_2">
      <style:text-properties officeooo:rsid="0056bf3d" officeooo:paragraph-rsid="0056bf3d"/>
    </style:style>
    <style:style style:name="T1" style:family="text">
      <style:text-properties officeooo:rsid="0035aada"/>
    </style:style>
    <style:style style:name="T2" style:family="text">
      <style:text-properties officeooo:rsid="003c338c"/>
    </style:style>
    <style:style style:name="T3" style:family="text">
      <style:text-properties officeooo:rsid="003e6aac"/>
    </style:style>
    <style:style style:name="T4" style:family="text">
      <style:text-properties officeooo:rsid="0044c4a2"/>
    </style:style>
    <style:style style:name="T5" style:family="text">
      <style:text-properties officeooo:rsid="005029df"/>
    </style:style>
    <style:style style:name="T6" style:family="text">
      <style:text-properties officeooo:rsid="0053687b"/>
    </style:style>
    <style:style style:name="T7" style:family="text">
      <style:text-properties officeooo:rsid="00556500"/>
    </style:style>
    <style:style style:name="T8" style:family="text">
      <style:text-properties officeooo:rsid="0056bf3d"/>
    </style:style>
    <style:style style:name="T9" style:family="text">
      <style:text-properties officeooo:rsid="00582efb"/>
    </style:style>
    <style:style style:name="T10" style:family="text">
      <style:text-properties fo:font-size="10pt" style:font-size-asian="10pt" style:font-size-complex="10pt"/>
    </style:style>
    <style:style style:name="T11" style:family="text">
      <style:text-properties fo:font-size="10pt" officeooo:rsid="0056bf3d" style:font-size-asian="10pt" style:font-size-complex="10pt"/>
    </style:style>
    <style:style style:name="T12" style:family="text">
      <style:text-properties fo:font-size="10pt" officeooo:rsid="005c86f7" style:font-size-asian="10pt" style:font-size-complex="10pt"/>
    </style:style>
    <style:style style:name="T13" style:family="text">
      <style:text-properties officeooo:rsid="00593812"/>
    </style:style>
    <style:style style:name="T14" style:family="text">
      <style:text-properties officeooo:rsid="00597874"/>
    </style:style>
    <style:style style:name="T15" style:family="text">
      <style:text-properties officeooo:rsid="005b1d74"/>
    </style:style>
    <style:style style:name="T16" style:family="text">
      <style:text-properties officeooo:rsid="005c86f7"/>
    </style:style>
    <style:style style:name="T17" style:family="text">
      <style:text-properties officeooo:rsid="005dac3d"/>
    </style:style>
    <style:style style:name="T18" style:family="text">
      <style:text-properties officeooo:rsid="005fea07"/>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fr2" style:family="graphic" style:parent-style-name="OLE">
      <style:graphic-properties style:run-through="foreground" style:wrap="none" style:vertical-pos="top" style:vertical-rel="paragraph" style:horizontal-pos="center" style:horizontal-rel="paragraph" draw:ole-draw-aspect="1"/>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SCI 5<text:span text:style-name="T1">9000 HPC Spring</text:span> 201<text:span text:style-name="T1">7</text:span> </text:p>
      <text:p text:style-name="P9"/>
      <text:p text:style-name="P9"/>
      <text:p text:style-name="P10"/>
      <text:p text:style-name="P10"/>
      <text:p text:style-name="P10"/>
      <text:p text:style-name="P10"/>
      <text:p text:style-name="P10"/>
      <text:p text:style-name="P10"/>
      <text:p text:style-name="P10"/>
      <text:p text:style-name="P10"/>
      <text:p text:style-name="P10"/>
      <text:p text:style-name="P10"/>
      <text:p text:style-name="P12">Report for Assignment <text:span text:style-name="T5">2</text:span></text:p>
      <text:p text:style-name="P11">-<text:span text:style-name="T13">techniques to improve sequential matrix multiplication algorithm</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Feng Li</text:p>
      <text:p text:style-name="P9"/>
      <text:p text:style-name="P9"><text:date style:data-style-name="N37" text:date-value="2017-02-15T17:42:46.447851690">02/15/17</text:date></text:p>
      <text:p text:style-name="P9"/>
      <text:p text:style-name="P9"><text:s/></text:p>
      <text:p text:style-name="P8"/>
      <text:p text:style-name="P8"/>
      <text:p text:style-name="P8"/>
      <text:h text:style-name="P31" text:outline-level="1">1. Abstract</text:h>
      <text:p text:style-name="P1">Matrix multiplication is one of the most basic but import<text:span text:style-name="T2">ant</text:span> linear algebra problems. <text:span text:style-name="T5">In the first lab, different orders of loops were tried to explore the effects of spatial locality. In this lab, two typical optimization techniques, blocking and loop unrolling, are tried to further improve the performance of sequential dgemm(double precision general matrix multiplication). After applying both techniques, best performance of multiplication of size 1000 matrix has increased from 1.28 gflops to 2.31 gflops(80% increase). However, compared with theoretical peak performance of the HPC resources(10 gflops) and the best performance achieved by auto-tuning tools(7.96 gflops), current algorithm still leaves much room for improvement</text:span></text:p>
      <text:h text:style-name="P29" text:outline-level="1">2. Introduction</text:h>
      <text:h text:style-name="P33" text:outline-level="2">Blocked(Tied) Matrix Multiplication</text:h>
      <text:p text:style-name="P28">Block algorithms can achieve better data reuse in memory. By moving small blocks into fast local memory, there elements can then be repeatedly reused.</text:p>
      <text:h text:style-name="P33" text:outline-level="2">Loop unrolling</text:h>
      <text:p text:style-name="P27">The loop unrolling method tries to increase program’s speed by reducing loop-controlling instructions, thus branch penalties are also decreased.</text:p>
      <text:h text:style-name="P34" text:outline-level="2">ATLAS</text:h>
      <text:p text:style-name="P28">ATLAS(Automatically Tuned Linear Algebra Software) provides highly optimized linear algebra kernels for arbitrary cache-based architectures. <text:span text:style-name="T14">Once the auto-tuning is completed, </text:span>,<text:span text:style-name="T14">one</text:span> can <text:span text:style-name="T14">have</text:span> about the performance of <text:span text:style-name="T14">underlying computer systems</text:span>.</text:p>
      <text:h text:style-name="Heading_20_1" text:outline-level="1"><text:span text:style-name="T9">3</text:span>. Implementation and Experimental Results</text:h>
      <text:h text:style-name="P32" text:outline-level="2">Implementation</text:h>
      <text:p text:style-name="P4">Matrix layout</text:p>
      <text:p text:style-name="P2">Matrix are stored in <text:span text:style-name="T4">1-D arrays</text:span> <text:span text:style-name="T4">in </text:span>C style(row major). <text:s/></text:p>
      <text:p text:style-name="P3">Verification</text:p>
      <text:p text:style-name="P5"><text:soft-page-break/>Before evaluating the performance of all the six methods, we need to make sure all the algorithms are correctly implemented. One approach is to compare the result of each method with standard scientific calculation library, eg. blas. In Big Red II there is an C implementation of blas, which provide efficient solution for DGEMM problems.</text:p>
      <text:p text:style-name="P5">However, since the underlying algorithms of different methods are different, it’s a little tricky when comparing the resulting matrix, due to precision and rounding issues. To compare each element of the resulting matrix, one approach is to make sure the difference is under certain threshold. <text:s/></text:p>
      <text:p text:style-name="P3">Analysis</text:p>
      <text:p text:style-name="P5"><text:span text:style-name="T14">Both methods involve memory operations. </text:span>Whenever there is a read or write, system will check whether data is in cache first, if not, memory access will take place, which will <text:span text:style-name="T3">use</text:span> significantly more <text:span text:style-name="T3">CPU</text:span> cycles. So examining cache <text:span text:style-name="T14">and TLB </text:span>access patterns seems a good way to analyze the difference performance of the six algorithms.</text:p>
      <text:p text:style-name="P6"><text:span text:style-name="T18">Six </text:span>level events are used in low level PAPI functions:</text:p>
      <text:p text:style-name="P15"><text:tab/>PAPI_L1_DCA: L1 data cache access</text:p>
      <text:p text:style-name="P15"><text:tab/>PAPI_L1_DCM: L1 data cache misses</text:p>
      <text:p text:style-name="P15"><text:tab/><text:span text:style-name="T6">PAPI_L1_ICA: <text:s/>L1 instruction cache accesses</text:span></text:p>
      <text:p text:style-name="P15"><text:tab/><text:span text:style-name="T6">PAPI_L1_ICM: L1 instruction cache misses</text:span></text:p>
      <text:p text:style-name="P15"><text:tab/>PAPI_TLB_DM: Data translation lookaside buffer misses</text:p>
      <text:p text:style-name="P15"><text:tab/><text:span text:style-name="T6">PAPI_TLB_IM: Instruction translation lookaside buffer misses</text:span></text:p>
      <text:p text:style-name="P16">Among all the 6 events, PAPI_TLB_IM is not compatible with PAPI_L1_ICA. To solve this problem, I repeated the experiment to obtain all the information of all the six types of events.</text:p>
      <text:p text:style-name="P6">For timing using PAPI, the high level function ‘PAPI_get_real_usec()’ can be used. <text:s text:c="2"/><text:span text:style-name="T3">Two timestamps are recorded before and after one execution of multiplication, respectively. </text:span></text:p>
      <text:h text:style-name="P32" text:outline-level="2">Experiment results</text:h>
      <text:p text:style-name="P7"><text:span text:style-name="T14">To find the effects of block size in block algorithm, block size ranging from 32 to 1024 are used. For each configuration,</text:span> there will be 3 runs <text:span text:style-name="T14">and average values of <text:s/>corresponding requested events are recorded. </text:span></text:p>
      <text:p text:style-name="P26"><draw:frame draw:style-name="fr1" draw:name="Object1" text:anchor-type="paragraph" svg:x="1.5327in" svg:y="-0.0437in" svg:width="3.8575in" svg:height="2.1701in" draw:z-index="0"><draw:object xlink:href="./Object 1" xlink:type="simple" xlink:show="embed" xlink:actuate="onLoad"/><draw:image xlink:href="./ObjectReplacements/Object 1" xlink:type="simple" xlink:show="embed" xlink:actuate="onLoad"/></draw:frame><text:soft-page-break/>Figure <text:span text:style-name="T16">1</text:span> gflops of different block sizes</text:p>
      <text:p text:style-name="P17">Figure <text:span text:style-name="T16">1</text:span> shows the performance of <text:span text:style-name="T6">different block sizes</text:span>, among which <text:span text:style-name="T6">block size 128 has</text:span> <text:span text:style-name="T6">the </text:span>best gflops <text:span text:style-name="T6">of 1.71</text:span>. <text:span text:style-name="T6">The figure suggests that with increasing block size, the performance of blocked matrix multiplication is nearly stable among block size 32, 64, 128, and starts to drop with block size larger than 128. </text:span></text:p>
      <text:p text:style-name="P22">Since the block size 128 achieved the best performance in experiment 1, different unrolling sizes are then <text:span text:style-name="T17">applied to</text:span> this case. The result is show<text:span text:style-name="T17">n</text:span> in figure <text:span text:style-name="T16">2</text:span>, where the algorithm gives best gflops of 2.31 when unrolling size equals 8. <text:s/></text:p>
      <text:p text:style-name="P18"><text:span text:style-name="T6">A more detailed discussion of the results will be in next section.</text:span></text:p>
      <text:p text:style-name="P19"><draw:frame draw:style-name="fr2" draw:name="Object3" text:anchor-type="paragraph" svg:width="3.4827in" svg:height="1.9602in" draw:z-index="5"><draw:object xlink:href="./Object 3" xlink:type="simple" xlink:show="embed" xlink:actuate="onLoad"/><draw:image xlink:href="./ObjectReplacements/Object 3" xlink:type="simple" xlink:show="embed" xlink:actuate="onLoad"/></draw:frame><text:span text:style-name="T10">Figure </text:span><text:span text:style-name="T12">2</text:span><text:span text:style-name="T10"> gflops of different unrolling sizes</text:span></text:p>
      <text:h text:style-name="P29" text:outline-level="1"><text:span text:style-name="T9">4</text:span>. Discussion</text:h>
      <text:h text:style-name="P35" text:outline-level="2">Block matrix multiplication</text:h>
      <text:p text:style-name="P24">In order to understand the behavior of different different block sizes, both L1 Data Cache Miss Ratio(Figure <text:span text:style-name="T16">3</text:span>, left) and TLB Data misses(Figure <text:span text:style-name="T16">3</text:span>, right) are examined.</text:p>
      <text:p text:style-name="P24">From the left part of Figure <text:span text:style-name="T16">3</text:span>, we can see that larger block size have better spacial locality(data loaded from memory can be better reused). However, when <text:soft-page-break/>block size is larger than 256, TLB data misses are greatly increased, thus the overall performance doesn’t go up anymore. </text:p>
      <text:p text:style-name="P20"><draw:frame draw:style-name="fr1" draw:name="Object2" text:anchor-type="paragraph" svg:x="-0.7874in" svg:y="0.1173in" svg:width="3.9181in" svg:height="2.4008in" draw:z-index="1"><draw:object xlink:href="./Object 2" xlink:type="simple" xlink:show="embed" xlink:actuate="onLoad"/><draw:image xlink:href="./ObjectReplacements/Object 2" xlink:type="simple" xlink:show="embed" xlink:actuate="onLoad"/></draw:frame><draw:frame draw:style-name="fr1" draw:name="Object4" text:anchor-type="paragraph" svg:x="3.0654in" svg:y="-0.0173in" svg:width="4.6083in" svg:height="2.5917in" draw:z-index="2"><draw:object xlink:href="./Object 4" xlink:type="simple" xlink:show="embed" xlink:actuate="onLoad"/><draw:image xlink:href="./ObjectReplacements/Object 4" xlink:type="simple" xlink:show="embed" xlink:actuate="onLoad"/></draw:frame><text:span text:style-name="T10">Figure </text:span><text:span text:style-name="T12">3</text:span><text:span text:style-name="T10"> </text:span><text:span text:style-name="T11">L1 cache miss ratio(left) and TLB data misses(right) for different block sizes</text:span></text:p>
      <text:h text:style-name="P35" text:outline-level="2">Loop unrolling</text:h>
      <text:p text:style-name="P25">For loop unrolling, <text:s/>TLB misses and L1 Data Cache misses are also examined. As show<text:span text:style-name="T17">n</text:span> in Figure <text:span text:style-name="T16">4</text:span>, the cases with larger unrolling size often have lower TLB misses, however L1 data cache miss ratio increases in the same time. As a result, the gflops of unrolling method <text:s/><text:span text:style-name="T15">doesn’t keep increasing along with the unrolling size.</text:span></text:p>
      <text:p text:style-name="P21"><draw:frame draw:style-name="fr1" draw:name="Object6" text:anchor-type="paragraph" svg:x="-0.65in" svg:y="-0.0307in" svg:width="4.0811in" svg:height="2.2957in" draw:z-index="4"><draw:object xlink:href="./Object 6" xlink:type="simple" xlink:show="embed" xlink:actuate="onLoad"/><draw:image xlink:href="./ObjectReplacements/Object 6" xlink:type="simple" xlink:show="embed" xlink:actuate="onLoad"/></draw:frame><draw:frame draw:style-name="fr1" draw:name="Object5" text:anchor-type="paragraph" svg:x="3.3819in" svg:y="-0.0307in" svg:width="3.8953in" svg:height="2.1925in" draw:z-index="3"><draw:object xlink:href="./Object 5" xlink:type="simple" xlink:show="embed" xlink:actuate="onLoad"/><draw:image xlink:href="./ObjectReplacements/Object 5" xlink:type="simple" xlink:show="embed" xlink:actuate="onLoad"/></draw:frame><text:span text:style-name="T10">Figure </text:span><text:span text:style-name="T12">4</text:span><text:span text:style-name="T10"> </text:span><text:span text:style-name="T11">L1 cache miss ratio(left) and TLB data misses(right) for different block unrolling sizes</text:span></text:p>
      <text:h text:style-name="P30" text:outline-level="1">6. Conclusion</text:h>
      <text:p text:style-name="P23">In conclusion, <text:span text:style-name="T7">block method and loop unrolling are two typical ways to enhance the performance of matrix multiplication algorithm. </text:span></text:p>
      <text:p text:style-name="P23"><text:soft-page-break/><text:span text:style-name="T7">For block method, computational intensity can be greatly improved using larger block sizes; however if block size goes too large, there will be more TLB Data misses, which will decrease performance.</text:span></text:p>
      <text:p text:style-name="P22">Loop unrolling is a way to optimize a program’s execution speed at the expense of its binary size. By unrolling the loops, instructions that control the loop is reduced, and delay in reading data from memory also decreases. However for very large unrolling size, <text:span text:style-name="T8">the performance will drop due to higher data and instruction cache misses.</text:span></text:p>
      <text:p text:style-name="P14"/>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2" svg:font-family="'DejaVu 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WenQuanYi Zen Hei"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WenQuanYi Zen Hei"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WenQuanYi Zen Hei" style:font-family-asian="'WenQuanYi Zen Hei'"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font-family-complex="'DejaVu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Illustration" style:family="paragraph" style:parent-style-name="Caption"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4T22:36:33.355766458</meta:creation-date>
    <dc:date>2017-02-15T17:36:01.031114945</dc:date>
    <meta:editing-duration>PT4H11M57S</meta:editing-duration>
    <meta:editing-cycles>31</meta:editing-cycles>
    <meta:generator>LibreOffice/5.3.0.3$Linux_X86_64 LibreOffice_project/30m0$Build-3</meta:generator>
    <meta:document-statistic meta:table-count="0" meta:image-count="0" meta:object-count="6" meta:page-count="6" meta:paragraph-count="52" meta:word-count="910" meta:character-count="5892" meta:non-whitespace-character-count="500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798cm" svg:height="5.511cm" xlink:href="." xlink:type="simple" chart:class="chart:line" chart:style-name="ch1">
        <chart:title svg:x="1.257cm" svg:y="0.246cm" chart:style-name="ch2">
          <text:p>gflops with different block sizes</text:p>
        </chart:title>
        <chart:legend chart:legend-position="end" svg:x="7.422cm" svg:y="2.456cm" style:legend-expansion="high" chart:style-name="ch3"/>
        <chart:plot-area chart:style-name="ch4" chart:data-source-has-labels="both" svg:x="1.18cm" svg:y="1.135cm" svg:width="6.047cm" svg:height="3.311cm">
          <chartooo:coordinate-region svg:x="1.96cm" svg:y="1.334cm" svg:width="4.842cm" svg:height="2.465cm"/>
          <chart:axis chart:dimension="x" chart:name="primary-x" chart:style-name="ch5" chartooo:axis-type="auto">
            <chartooo:date-scale/>
            <chart:title svg:x="3.378cm" svg:y="4.556cm" chart:style-name="ch6">
              <text:p>block size</text:p>
            </chart:title>
            <chart:categories table:cell-range-address="local-table.$A$2:.$A$7"/>
          </chart:axis>
          <chart:axis chart:dimension="y" chart:name="primary-y" chart:style-name="ch5">
            <chart:title svg:x="0.451cm" svg:y="3.337cm" chart:style-name="ch7">
              <text:p>gflops</text:p>
            </chart:title>
            <chart:grid chart:style-name="ch8" chart:class="major"/>
          </chart:axis>
          <chart:series chart:style-name="ch9" chart:values-cell-range-address="local-table.$B$2:.$B$7" chart:label-cell-address="local-table.$B$1" chart:class="chart:line">
            <chart:data-point chart:repeated="6"/>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gflops</text:p>
              </table:table-cell>
            </table:table-row>
          </table:table-header-rows>
          <table:table-rows>
            <table:table-row>
              <table:table-cell office:value-type="float" office:value="32">
                <text:p>32</text:p>
              </table:table-cell>
              <table:table-cell office:value-type="float" office:value="1.607289">
                <text:p>1.607289</text:p>
              </table:table-cell>
            </table:table-row>
            <table:table-row>
              <table:table-cell office:value-type="float" office:value="64">
                <text:p>64</text:p>
              </table:table-cell>
              <table:table-cell office:value-type="float" office:value="1.593701">
                <text:p>1.593701</text:p>
              </table:table-cell>
            </table:table-row>
            <table:table-row>
              <table:table-cell office:value-type="float" office:value="128">
                <text:p>128</text:p>
              </table:table-cell>
              <table:table-cell office:value-type="float" office:value="1.714879">
                <text:p>1.714879</text:p>
              </table:table-cell>
            </table:table-row>
            <table:table-row>
              <table:table-cell office:value-type="float" office:value="256">
                <text:p>256</text:p>
              </table:table-cell>
              <table:table-cell office:value-type="float" office:value="1.614214">
                <text:p>1.614214</text:p>
              </table:table-cell>
            </table:table-row>
            <table:table-row>
              <table:table-cell office:value-type="float" office:value="512">
                <text:p>512</text:p>
              </table:table-cell>
              <table:table-cell office:value-type="float" office:value="1.557972">
                <text:p>1.557972</text:p>
              </table:table-cell>
            </table:table-row>
            <table:table-row>
              <table:table-cell office:value-type="float" office:value="1024">
                <text:p>1024</text:p>
              </table:table-cell>
              <table:table-cell office:value-type="float" office:value="1.281054">
                <text:p>1.28105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0.3$Linux_X86_64 LibreOffice_project/3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951cm" svg:height="6.097cm" xlink:href="." xlink:type="simple" chart:class="chart:line" chart:style-name="ch1">
        <chart:title svg:x="-0.797cm" svg:y="0.257cm" chart:style-name="ch2">
          <text:p>L1 Data Cache Miss Ratio with different block sizes</text:p>
        </chart:title>
        <chart:legend chart:legend-position="end" svg:x="7.681cm" svg:y="2.749cm" style:legend-expansion="high" chart:style-name="ch3"/>
        <chart:plot-area chart:style-name="ch4" chart:data-source-has-labels="both" svg:x="1.184cm" svg:y="1.157cm" svg:width="6.298cm" svg:height="3.864cm">
          <chartooo:coordinate-region svg:x="2.176cm" svg:y="1.356cm" svg:width="4.882cm" svg:height="3.018cm"/>
          <chart:axis chart:dimension="x" chart:name="primary-x" chart:style-name="ch5" chartooo:axis-type="auto">
            <chartooo:date-scale/>
            <chart:title svg:x="3.508cm" svg:y="5.142cm" chart:style-name="ch6">
              <text:p>block size</text:p>
            </chart:title>
            <chart:categories table:cell-range-address="local-table.$A$2:.$A$7"/>
          </chart:axis>
          <chart:axis chart:dimension="y" chart:name="primary-y" chart:style-name="ch5">
            <chart:title svg:x="0.451cm" svg:y="5.144cm" chart:style-name="ch7">
              <text:p>L1 Data Cache Miss Ratio</text:p>
            </chart:title>
            <chart:grid chart:style-name="ch8" chart:class="major"/>
          </chart:axis>
          <chart:series chart:style-name="ch9" chart:values-cell-range-address="local-table.$B$2:.$B$7" chart:label-cell-address="local-table.$B$1" chart:class="chart:line">
            <chart:data-point chart:repeated="6"/>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L1MR</text:p>
              </table:table-cell>
            </table:table-row>
          </table:table-header-rows>
          <table:table-rows>
            <table:table-row>
              <table:table-cell office:value-type="float" office:value="32">
                <text:p>32</text:p>
              </table:table-cell>
              <table:table-cell office:value-type="float" office:value="0.020586">
                <text:p>0.020586</text:p>
              </table:table-cell>
            </table:table-row>
            <table:table-row>
              <table:table-cell office:value-type="float" office:value="64">
                <text:p>64</text:p>
              </table:table-cell>
              <table:table-cell office:value-type="float" office:value="0.019725">
                <text:p>0.019725</text:p>
              </table:table-cell>
            </table:table-row>
            <table:table-row>
              <table:table-cell office:value-type="float" office:value="128">
                <text:p>128</text:p>
              </table:table-cell>
              <table:table-cell office:value-type="float" office:value="0.00847">
                <text:p>0.00847</text:p>
              </table:table-cell>
            </table:table-row>
            <table:table-row>
              <table:table-cell office:value-type="float" office:value="256">
                <text:p>256</text:p>
              </table:table-cell>
              <table:table-cell office:value-type="float" office:value="0.005161">
                <text:p>0.005161</text:p>
              </table:table-cell>
            </table:table-row>
            <table:table-row>
              <table:table-cell office:value-type="float" office:value="512">
                <text:p>512</text:p>
              </table:table-cell>
              <table:table-cell office:value-type="float" office:value="0.00416">
                <text:p>0.00416</text:p>
              </table:table-cell>
            </table:table-row>
            <table:table-row>
              <table:table-cell office:value-type="float" office:value="1024">
                <text:p>1024</text:p>
              </table:table-cell>
              <table:table-cell office:value-type="float" office:value="0.004654">
                <text:p>0.00465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0.3$Linux_X86_64 LibreOffice_project/3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845cm" svg:height="4.979cm" xlink:href="." xlink:type="simple" chart:class="chart:line" chart:style-name="ch1">
        <chart:title svg:x="0.555cm" svg:y="0.235cm" chart:style-name="ch2">
          <text:p>gfops with different unrolling size</text:p>
        </chart:title>
        <chart:legend chart:legend-position="end" svg:x="6.469cm" svg:y="2.19cm" style:legend-expansion="high" chart:style-name="ch3"/>
        <chart:plot-area chart:style-name="ch4" chart:data-source-has-labels="both" svg:x="1.161cm" svg:y="1.113cm" svg:width="5.132cm" svg:height="2.812cm">
          <chartooo:coordinate-region svg:x="1.624cm" svg:y="1.312cm" svg:width="4.456cm" svg:height="1.966cm"/>
          <chart:axis chart:dimension="x" chart:name="primary-x" chart:style-name="ch5" chartooo:axis-type="auto">
            <chartooo:date-scale/>
            <chart:title svg:x="2.625cm" svg:y="4.024cm" chart:style-name="ch6">
              <text:p>unrolling size</text:p>
            </chart:title>
            <chart:categories table:cell-range-address="local-table.$A$2:.$A$8"/>
          </chart:axis>
          <chart:axis chart:dimension="y" chart:name="primary-y" chart:style-name="ch5">
            <chart:title svg:x="0.451cm" svg:y="3.066cm" chart:style-name="ch7">
              <text:p>gflops</text:p>
            </chart:title>
            <chart:grid chart:style-name="ch8" chart:class="major"/>
          </chart:axis>
          <chart:series chart:style-name="ch9" chart:values-cell-range-address="local-table.$B$2:.$B$8" chart:label-cell-address="local-table.$B$1" chart:class="chart:line">
            <chart:data-point chart:repeated="7"/>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gflops</text:p>
              </table:table-cell>
            </table:table-row>
          </table:table-header-rows>
          <table:table-rows>
            <table:table-row>
              <table:table-cell office:value-type="float" office:value="1">
                <text:p>1</text:p>
              </table:table-cell>
              <table:table-cell office:value-type="float" office:value="1.714879">
                <text:p>1.714879</text:p>
              </table:table-cell>
            </table:table-row>
            <table:table-row>
              <table:table-cell office:value-type="float" office:value="2">
                <text:p>2</text:p>
              </table:table-cell>
              <table:table-cell office:value-type="float" office:value="1.81956">
                <text:p>1.81956</text:p>
              </table:table-cell>
            </table:table-row>
            <table:table-row>
              <table:table-cell office:value-type="float" office:value="4">
                <text:p>4</text:p>
              </table:table-cell>
              <table:table-cell office:value-type="float" office:value="2.224789">
                <text:p>2.224789</text:p>
              </table:table-cell>
            </table:table-row>
            <table:table-row>
              <table:table-cell office:value-type="float" office:value="8">
                <text:p>8</text:p>
              </table:table-cell>
              <table:table-cell office:value-type="float" office:value="2.310514">
                <text:p>2.310514</text:p>
              </table:table-cell>
            </table:table-row>
            <table:table-row>
              <table:table-cell office:value-type="float" office:value="16">
                <text:p>16</text:p>
              </table:table-cell>
              <table:table-cell office:value-type="float" office:value="2.278788">
                <text:p>2.278788</text:p>
              </table:table-cell>
            </table:table-row>
            <table:table-row>
              <table:table-cell office:value-type="float" office:value="32">
                <text:p>32</text:p>
              </table:table-cell>
              <table:table-cell office:value-type="float" office:value="2.242722">
                <text:p>2.242722</text:p>
              </table:table-cell>
            </table:table-row>
            <table:table-row>
              <table:table-cell office:value-type="float" office:value="64">
                <text:p>64</text:p>
              </table:table-cell>
              <table:table-cell office:value-type="float" office:value="2.185241">
                <text:p>2.18524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0.3$Linux_X86_64 LibreOffice_project/3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704cm" svg:height="6.582cm" xlink:href="." xlink:type="simple" chart:class="chart:line" chart:style-name="ch1">
        <chart:title svg:x="1.191cm" svg:y="0.267cm" chart:style-name="ch2">
          <text:p>TLB Data Misses with different block size</text:p>
        </chart:title>
        <chart:legend chart:legend-position="end" svg:x="9.434cm" svg:y="2.992cm" style:legend-expansion="high" chart:style-name="ch3"/>
        <chart:plot-area chart:style-name="ch4" chart:data-source-has-labels="both" svg:x="1.219cm" svg:y="1.177cm" svg:width="7.981cm" svg:height="4.319cm">
          <chartooo:coordinate-region svg:x="2.952cm" svg:y="1.377cm" svg:width="5.823cm" svg:height="3.472cm"/>
          <chart:axis chart:dimension="x" chart:name="primary-x" chart:style-name="ch5" chartooo:axis-type="auto">
            <chartooo:date-scale/>
            <chart:title svg:x="4.384cm" svg:y="5.627cm" chart:style-name="ch6">
              <text:p>block size</text:p>
            </chart:title>
            <chart:categories table:cell-range-address="local-table.$A$2:.$A$7"/>
          </chart:axis>
          <chart:axis chart:dimension="y" chart:name="primary-y" chart:style-name="ch5">
            <chart:title svg:x="0.451cm" svg:y="4.676cm" chart:style-name="ch7">
              <text:p>TLB data misses</text:p>
            </chart:title>
            <chart:grid chart:style-name="ch8" chart:class="major"/>
          </chart:axis>
          <chart:series chart:style-name="ch9" chart:values-cell-range-address="local-table.$B$2:.$B$7" chart:label-cell-address="local-table.$B$1" chart:class="chart:line">
            <chart:data-point chart:repeated="6"/>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LBM</text:p>
              </table:table-cell>
            </table:table-row>
          </table:table-header-rows>
          <table:table-rows>
            <table:table-row>
              <table:table-cell office:value-type="float" office:value="32">
                <text:p>32</text:p>
              </table:table-cell>
              <table:table-cell office:value-type="float" office:value="71007">
                <text:p>71007</text:p>
              </table:table-cell>
            </table:table-row>
            <table:table-row>
              <table:table-cell office:value-type="float" office:value="64">
                <text:p>64</text:p>
              </table:table-cell>
              <table:table-cell office:value-type="float" office:value="38179">
                <text:p>38179</text:p>
              </table:table-cell>
            </table:table-row>
            <table:table-row>
              <table:table-cell office:value-type="float" office:value="128">
                <text:p>128</text:p>
              </table:table-cell>
              <table:table-cell office:value-type="float" office:value="24123">
                <text:p>24123</text:p>
              </table:table-cell>
            </table:table-row>
            <table:table-row>
              <table:table-cell office:value-type="float" office:value="256">
                <text:p>256</text:p>
              </table:table-cell>
              <table:table-cell office:value-type="float" office:value="57373">
                <text:p>57373</text:p>
              </table:table-cell>
            </table:table-row>
            <table:table-row>
              <table:table-cell office:value-type="float" office:value="512">
                <text:p>512</text:p>
              </table:table-cell>
              <table:table-cell office:value-type="float" office:value="459522">
                <text:p>459522</text:p>
              </table:table-cell>
            </table:table-row>
            <table:table-row>
              <table:table-cell office:value-type="float" office:value="1024">
                <text:p>1024</text:p>
              </table:table-cell>
              <table:table-cell office:value-type="float" office:value="2104160">
                <text:p>210416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0.3$Linux_X86_64 LibreOffice_project/3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893cm" svg:height="5.568cm" xlink:href="." xlink:type="simple" chart:class="chart:line" chart:style-name="ch1">
        <chart:title svg:x="0.325cm" svg:y="0.247cm" chart:style-name="ch2">
          <text:p>TLB misses with different unrolling sizes</text:p>
        </chart:title>
        <chart:legend chart:legend-position="end" svg:x="7.623cm" svg:y="2.485cm" style:legend-expansion="high" chart:style-name="ch3"/>
        <chart:plot-area chart:style-name="ch4" chart:data-source-has-labels="both" svg:x="1.182cm" svg:y="1.137cm" svg:width="6.244cm" svg:height="3.365cm">
          <chartooo:coordinate-region svg:x="2.491cm" svg:y="1.336cm" svg:width="4.722cm" svg:height="2.519cm"/>
          <chart:axis chart:dimension="x" chart:name="primary-x" chart:style-name="ch5" chartooo:axis-type="auto">
            <chartooo:date-scale/>
            <chart:title svg:x="3.202cm" svg:y="4.613cm" chart:style-name="ch6">
              <text:p>unrolling size</text:p>
            </chart:title>
            <chart:categories table:cell-range-address="local-table.$A$2:.$A$8"/>
          </chart:axis>
          <chart:axis chart:dimension="y" chart:name="primary-y" chart:style-name="ch5">
            <chart:title svg:x="0.451cm" svg:y="3.749cm" chart:style-name="ch7">
              <text:p>TLB misses</text:p>
            </chart:title>
            <chart:grid chart:style-name="ch8" chart:class="major"/>
          </chart:axis>
          <chart:series chart:style-name="ch9" chart:values-cell-range-address="local-table.$B$2:.$B$8" chart:label-cell-address="local-table.$B$1" chart:class="chart:line">
            <chart:data-point chart:repeated="7"/>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LBM</text:p>
              </table:table-cell>
            </table:table-row>
          </table:table-header-rows>
          <table:table-rows>
            <table:table-row>
              <table:table-cell office:value-type="float" office:value="1">
                <text:p>1</text:p>
              </table:table-cell>
              <table:table-cell office:value-type="float" office:value="24123">
                <text:p>24123</text:p>
              </table:table-cell>
            </table:table-row>
            <table:table-row>
              <table:table-cell office:value-type="float" office:value="2">
                <text:p>2</text:p>
              </table:table-cell>
              <table:table-cell office:value-type="float" office:value="24231">
                <text:p>24231</text:p>
              </table:table-cell>
            </table:table-row>
            <table:table-row>
              <table:table-cell office:value-type="float" office:value="4">
                <text:p>4</text:p>
              </table:table-cell>
              <table:table-cell office:value-type="float" office:value="24032">
                <text:p>24032</text:p>
              </table:table-cell>
            </table:table-row>
            <table:table-row>
              <table:table-cell office:value-type="float" office:value="8">
                <text:p>8</text:p>
              </table:table-cell>
              <table:table-cell office:value-type="float" office:value="24107">
                <text:p>24107</text:p>
              </table:table-cell>
            </table:table-row>
            <table:table-row>
              <table:table-cell office:value-type="float" office:value="16">
                <text:p>16</text:p>
              </table:table-cell>
              <table:table-cell office:value-type="float" office:value="24213">
                <text:p>24213</text:p>
              </table:table-cell>
            </table:table-row>
            <table:table-row>
              <table:table-cell office:value-type="float" office:value="32">
                <text:p>32</text:p>
              </table:table-cell>
              <table:table-cell office:value-type="float" office:value="23933">
                <text:p>23933</text:p>
              </table:table-cell>
            </table:table-row>
            <table:table-row>
              <table:table-cell office:value-type="float" office:value="64">
                <text:p>64</text:p>
              </table:table-cell>
              <table:table-cell office:value-type="float" office:value="23979">
                <text:p>2397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0.3$Linux_X86_64 LibreOffice_project/3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0.366cm" svg:height="5.831cm" xlink:href="." xlink:type="simple" chart:class="chart:line" chart:style-name="ch1">
        <chart:title svg:x="-0.933cm" svg:y="0.252cm" chart:style-name="ch2">
          <text:p>L1 Data Cache Miss Rate with different unrolling sizes</text:p>
        </chart:title>
        <chart:legend chart:legend-position="end" svg:x="8.096cm" svg:y="2.616cm" style:legend-expansion="high" chart:style-name="ch3"/>
        <chart:plot-area chart:style-name="ch4" chart:data-source-has-labels="both" svg:x="1.192cm" svg:y="1.147cm" svg:width="6.697cm" svg:height="3.613cm">
          <chartooo:coordinate-region svg:x="2.184cm" svg:y="1.346cm" svg:width="5.492cm" svg:height="2.767cm"/>
          <chart:axis chart:dimension="x" chart:name="primary-x" chart:style-name="ch5" chartooo:axis-type="auto">
            <chartooo:date-scale/>
            <chart:title svg:x="3.438cm" svg:y="4.876cm" chart:style-name="ch6">
              <text:p>unrolling size</text:p>
            </chart:title>
            <chart:categories table:cell-range-address="local-table.$A$2:.$A$8"/>
          </chart:axis>
          <chart:axis chart:dimension="y" chart:name="primary-y" chart:style-name="ch5">
            <chart:title svg:x="0.451cm" svg:y="3.619cm" chart:style-name="ch7">
              <text:p>L1 DMR</text:p>
            </chart:title>
            <chart:grid chart:style-name="ch8" chart:class="major"/>
          </chart:axis>
          <chart:series chart:style-name="ch9" chart:values-cell-range-address="local-table.$B$2:.$B$8" chart:label-cell-address="local-table.$B$1" chart:class="chart:line">
            <chart:data-point chart:repeated="7"/>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L1MR</text:p>
              </table:table-cell>
            </table:table-row>
          </table:table-header-rows>
          <table:table-rows>
            <table:table-row>
              <table:table-cell office:value-type="float" office:value="1">
                <text:p>1</text:p>
              </table:table-cell>
              <table:table-cell office:value-type="float" office:value="0.00847">
                <text:p>0.00847</text:p>
              </table:table-cell>
            </table:table-row>
            <table:table-row>
              <table:table-cell office:value-type="float" office:value="2">
                <text:p>2</text:p>
              </table:table-cell>
              <table:table-cell office:value-type="float" office:value="0.012606">
                <text:p>0.012606</text:p>
              </table:table-cell>
            </table:table-row>
            <table:table-row>
              <table:table-cell office:value-type="float" office:value="4">
                <text:p>4</text:p>
              </table:table-cell>
              <table:table-cell office:value-type="float" office:value="0.010102">
                <text:p>0.010102</text:p>
              </table:table-cell>
            </table:table-row>
            <table:table-row>
              <table:table-cell office:value-type="float" office:value="8">
                <text:p>8</text:p>
              </table:table-cell>
              <table:table-cell office:value-type="float" office:value="0.010507">
                <text:p>0.010507</text:p>
              </table:table-cell>
            </table:table-row>
            <table:table-row>
              <table:table-cell office:value-type="float" office:value="16">
                <text:p>16</text:p>
              </table:table-cell>
              <table:table-cell office:value-type="float" office:value="0.020156">
                <text:p>0.020156</text:p>
              </table:table-cell>
            </table:table-row>
            <table:table-row>
              <table:table-cell office:value-type="float" office:value="32">
                <text:p>32</text:p>
              </table:table-cell>
              <table:table-cell office:value-type="float" office:value="0.022779">
                <text:p>0.022779</text:p>
              </table:table-cell>
            </table:table-row>
            <table:table-row>
              <table:table-cell office:value-type="float" office:value="64">
                <text:p>64</text:p>
              </table:table-cell>
              <table:table-cell office:value-type="float" office:value="0.042304">
                <text:p>0.042304</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0.3$Linux_X86_64 LibreOffice_project/3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